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2.8244in"/>
    </style:style>
    <style:style style:name="co3" style:family="table-column">
      <style:table-column-properties fo:break-before="auto" style:column-width="2.2689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1264in"/>
    </style:style>
    <style:style style:name="co6" style:family="table-column">
      <style:table-column-properties fo:break-before="auto" style:column-width="0.5972in"/>
    </style:style>
    <style:style style:name="ro1" style:family="table-row">
      <style:table-row-properties style:row-height="0.3752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3598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1" style:family="table-cell" style:parent-style-name="Default">
      <style:table-cell-properties fo:background-color="#2e75b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cd6e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.104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2e75b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Default">
      <style:table-cell-properties fo:background-color="#bcd6e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bcd6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2e75b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bcd6e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fo:background-color="#bcd6e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8" style:family="table-cell" style:parent-style-name="Default">
      <style:table-cell-properties fo:background-color="#bcd6e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2083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DUCT BACKLOG – REALIZACIJA SISTEMA ZA BROJANJE SAOBRAĆAJA I POVEZIVANJE SA LORAWAN MREŽOM </text:p>
          </table:table-cell>
          <table:covered-table-cell table:number-columns-repeated="4" table:style-name="ce10"/>
          <table:covered-table-cell table:style-name="ce19"/>
          <table:table-cell table:number-columns-repeated="16378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11" office:value-type="string" calcext:value-type="string" table:number-columns-spanned="3" table:number-rows-spanned="1">
            <text:p>Zadatak</text:p>
          </table:table-cell>
          <table:covered-table-cell table:style-name="ce16"/>
          <table:covered-table-cell table:style-name="ce21"/>
          <table:table-cell table:style-name="ce25" office:value-type="string" calcext:value-type="string">
            <text:p><text:span text:style-name="T1">Opis</text:span></text:p>
          </table:table-cell>
          <table:table-cell table:style-name="ce28" office:value-type="string" calcext:value-type="string">
            <text:p><text:span text:style-name="T1">Prioritet</text:span></text:p>
          </table:table-cell>
          <table:table-cell table:number-columns-repeated="16378"/>
        </table:table-row>
        <table:table-row table:style-name="ro2">
          <table:table-cell table:style-name="ce3" office:value-type="float" office:value="1" calcext:value-type="float">
            <text:p>1.</text:p>
          </table:table-cell>
          <table:table-cell table:style-name="ce12" office:value-type="string" calcext:value-type="string" table:number-columns-spanned="3" table:number-rows-spanned="1">
            <text:p><text:span text:style-name="T3">Definisanje projekta</text:span></text:p>
          </table:table-cell>
          <table:covered-table-cell table:style-name="ce17"/>
          <table:covered-table-cell table:style-name="ce22"/>
          <table:table-cell table:style-name="ce26" table:number-columns-repeated="2"/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1.</text:span></text:p>
          </table:table-cell>
          <table:table-cell table:style-name="ce13" office:value-type="string" calcext:value-type="string" table:number-columns-spanned="3" table:number-rows-spanned="1">
            <text:p><text:span text:style-name="T4">Vizija i cilj projekta</text:span>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D</text:span></text:p>
          </table:table-cell>
          <table:table-cell table:style-name="ce30" office:value-type="string" calcext:value-type="string">
            <text:p><text:span text:style-name="T2">Srednj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2.</text:span></text:p>
          </table:table-cell>
          <table:table-cell table:style-name="ce13" office:value-type="string" calcext:value-type="string" table:number-columns-spanned="3" table:number-rows-spanned="1">
            <text:p><text:span text:style-name="T4">Identifikacija zahteva projekta</text:span>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D</text:span></text:p>
          </table:table-cell>
          <table:table-cell table:style-name="ce30" office:value-type="string" calcext:value-type="string">
            <text:p><text:span text:style-name="T2">Srednj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3.</text:span></text:p>
          </table:table-cell>
          <table:table-cell table:style-name="ce13" office:value-type="string" calcext:value-type="string" table:number-columns-spanned="3" table:number-rows-spanned="1">
            <text:p><text:span text:style-name="T4">Definisanje project chartera</text:span>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D</text:span></text:p>
          </table:table-cell>
          <table:table-cell table:style-name="ce30" office:value-type="string" calcext:value-type="string">
            <text:p><text:span text:style-name="T2">Srednj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4.</text:span></text:p>
          </table:table-cell>
          <table:table-cell table:style-name="ce13" office:value-type="string" calcext:value-type="string" table:number-columns-spanned="3" table:number-rows-spanned="1">
            <text:p><text:span text:style-name="T4">Prikupljanje i analiza neophodnih podataka</text:span>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DH,DS</text:span></text:p>
          </table:table-cell>
          <table:table-cell table:style-name="ce30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5.</text:span></text:p>
          </table:table-cell>
          <table:table-cell table:style-name="ce13" office:value-type="string" calcext:value-type="string" table:number-columns-spanned="3" table:number-rows-spanned="1">
            <text:p><text:span text:style-name="T4">Definisanje principa rada – hardver i softver</text:span>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DH,DS</text:span></text:p>
          </table:table-cell>
          <table:table-cell table:style-name="ce30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6.</text:span></text:p>
          </table:table-cell>
          <table:table-cell table:style-name="ce13" office:value-type="string" calcext:value-type="string" table:number-columns-spanned="3" table:number-rows-spanned="1">
            <text:p><text:span text:style-name="T4">Definisanje potrebnih komponenti (pri realizaciji)</text:span>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DH</text:span></text:p>
          </table:table-cell>
          <table:table-cell table:style-name="ce30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7.</text:span></text:p>
          </table:table-cell>
          <table:table-cell table:style-name="ce13" office:value-type="string" calcext:value-type="string" table:number-columns-spanned="3" table:number-rows-spanned="1">
            <text:p><text:span text:style-name="T4">Nabavka komponenti (pri realizaciji)</text:span>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DH,H</text:span></text:p>
          </table:table-cell>
          <table:table-cell table:style-name="ce30" office:value-type="string" calcext:value-type="string">
            <text:p><text:span text:style-name="T2">Srednji</text:span></text:p>
          </table:table-cell>
          <table:table-cell table:number-columns-repeated="16378"/>
        </table:table-row>
        <table:table-row table:style-name="ro2">
          <table:table-cell table:style-name="ce3" office:value-type="float" office:value="2" calcext:value-type="float">
            <text:p>2.</text:p>
          </table:table-cell>
          <table:table-cell table:style-name="ce12" office:value-type="string" calcext:value-type="string" table:number-columns-spanned="3" table:number-rows-spanned="1">
            <text:p><text:span text:style-name="T3">Realizacija projekta</text:span></text:p>
          </table:table-cell>
          <table:covered-table-cell table:style-name="ce17"/>
          <table:covered-table-cell table:style-name="ce22"/>
          <table:table-cell table:style-name="ce26" table:number-columns-repeated="2"/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2.1.</text:span></text:p>
          </table:table-cell>
          <table:table-cell table:style-name="ce13" office:value-type="string" calcext:value-type="string" table:number-columns-spanned="3" table:number-rows-spanned="1">
            <text:p><text:span text:style-name="T4">Projektovanje sistema</text:span>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DS,S</text:span></text:p>
          </table:table-cell>
          <table:table-cell table:style-name="ce30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2.2.</text:span></text:p>
          </table:table-cell>
          <table:table-cell table:style-name="ce35" office:value-type="string" calcext:value-type="string" table:number-columns-spanned="3" table:number-rows-spanned="1">
            <text:p>Podešavanje i konfiguracija aktuatora i senzora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DH,H</text:span></text:p>
          </table:table-cell>
          <table:table-cell table:style-name="ce30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2.3.</text:p>
          </table:table-cell>
          <table:table-cell table:style-name="ce35" office:value-type="string" calcext:value-type="string">
            <text:p>Podešavanje i konfiguracija LoraWan mreže</text:p>
          </table:table-cell>
          <table:table-cell table:style-name="ce39"/>
          <table:table-cell table:style-name="ce44"/>
          <table:table-cell table:style-name="ce30" office:value-type="string" calcext:value-type="string">
            <text:p>DH, H</text:p>
          </table:table-cell>
          <table:table-cell table:style-name="ce30" office:value-type="string" calcext:value-type="string">
            <text:p>Visoki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2.4.</text:p>
          </table:table-cell>
          <table:table-cell table:style-name="ce35" office:value-type="string" calcext:value-type="string" table:number-columns-spanned="3" table:number-rows-spanned="1">
            <text:p>Realizacija i implementacija firmware-a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S</text:span></text:p>
          </table:table-cell>
          <table:table-cell table:style-name="ce30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2.5.</text:p>
          </table:table-cell>
          <table:table-cell table:style-name="ce35" office:value-type="string" calcext:value-type="string" table:number-columns-spanned="3" table:number-rows-spanned="1">
            <text:p>Ispravljanje bug-ova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S</text:span></text:p>
          </table:table-cell>
          <table:table-cell table:style-name="ce30" office:value-type="string" calcext:value-type="string">
            <text:p><text:span text:style-name="T2">Srednji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2.6.</text:p>
          </table:table-cell>
          <table:table-cell table:style-name="ce35" office:value-type="string" calcext:value-type="string" table:number-columns-spanned="3" table:number-rows-spanned="1">
            <text:p>Testiranje implementiranog rešenja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DS,S</text:span></text:p>
          </table:table-cell>
          <table:table-cell table:style-name="ce30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3" office:value-type="float" office:value="3" calcext:value-type="float">
            <text:p>3.</text:p>
          </table:table-cell>
          <table:table-cell table:style-name="ce12" office:value-type="string" calcext:value-type="string" table:number-columns-spanned="3" table:number-rows-spanned="1">
            <text:p><text:span text:style-name="T3">Finalizacija projekta</text:span></text:p>
          </table:table-cell>
          <table:covered-table-cell table:style-name="ce17"/>
          <table:covered-table-cell table:style-name="ce22"/>
          <table:table-cell table:style-name="ce26" table:number-columns-repeated="2"/>
          <table:table-cell table:number-columns-repeated="16378"/>
        </table:table-row>
        <table:table-row table:style-name="ro3">
          <table:table-cell table:style-name="ce4" office:value-type="string" calcext:value-type="string">
            <text:p><text:span text:style-name="T2">3.1.</text:span></text:p>
          </table:table-cell>
          <table:table-cell table:style-name="ce13" office:value-type="string" calcext:value-type="string" table:number-columns-spanned="3" table:number-rows-spanned="1">
            <text:p><text:span text:style-name="T4">Finalizacija implementacije rešenja - konačne</text:span></text:p>
            <text:p><text:span text:style-name="T4">provere ispravnosti rešenja</text:span>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S</text:span></text:p>
          </table:table-cell>
          <table:table-cell table:style-name="ce30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3.2.</text:span></text:p>
          </table:table-cell>
          <table:table-cell table:style-name="ce35" office:value-type="string" calcext:value-type="string" table:number-columns-spanned="3" table:number-rows-spanned="1">
            <text:p>Dorada i ažuriranje dokumentacije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DS,DH</text:span></text:p>
          </table:table-cell>
          <table:table-cell table:style-name="ce30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3.3.</text:span></text:p>
          </table:table-cell>
          <table:table-cell table:style-name="ce35" office:value-type="string" calcext:value-type="string" table:number-columns-spanned="3" table:number-rows-spanned="1">
            <text:p>Evaluacija implementiranog rešenja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S,H,DS,DH,D</text:span></text:p>
          </table:table-cell>
          <table:table-cell table:style-name="ce30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3.4.</text:span></text:p>
          </table:table-cell>
          <table:table-cell table:style-name="ce35" office:value-type="string" calcext:value-type="string" table:number-columns-spanned="3" table:number-rows-spanned="1">
            <text:p>Finalizacija celokupnog projekta</text:p>
          </table:table-cell>
          <table:covered-table-cell table:style-name="ce39"/>
          <table:covered-table-cell table:style-name="ce44"/>
          <table:table-cell table:style-name="ce30" office:value-type="string" calcext:value-type="string">
            <text:p><text:span text:style-name="T2">DS,DH,D</text:span></text:p>
          </table:table-cell>
          <table:table-cell table:style-name="ce30" office:value-type="string" calcext:value-type="string">
            <text:p><text:span text:style-name="T2">Niski</text:span></text:p>
          </table:table-cell>
          <table:table-cell table:number-columns-repeated="16378"/>
        </table:table-row>
        <table:table-row table:style-name="ro2">
          <table:table-cell table:style-name="ce27" table:number-columns-spanned="6" table:number-rows-spanned="1"/>
          <table:covered-table-cell table:number-columns-repeated="5" table:style-name="ce27"/>
          <table:table-cell table:number-columns-repeated="16378"/>
        </table:table-row>
        <table:table-row table:style-name="ro2">
          <table:table-cell table:style-name="ce8" office:value-type="string" calcext:value-type="string" table:number-columns-spanned="3" table:number-rows-spanned="1">
            <text:p>LEGENDA</text:p>
          </table:table-cell>
          <table:covered-table-cell table:style-name="ce10"/>
          <table:covered-table-cell table:style-name="ce19"/>
          <table:table-cell table:style-name="ce45" table:number-columns-spanned="3" table:number-rows-spanned="6"/>
          <table:covered-table-cell table:number-columns-repeated="2" table:style-name="ce48"/>
          <table:table-cell table:number-columns-repeated="16378"/>
        </table:table-row>
        <table:table-row table:style-name="ro2">
          <table:table-cell table:style-name="ce30" office:value-type="string" calcext:value-type="string" table:number-columns-spanned="2" table:number-rows-spanned="1">
            <text:p><text:span text:style-name="T2">Dokumentacija</text:span></text:p>
          </table:table-cell>
          <table:covered-table-cell table:style-name="ce15"/>
          <table:table-cell table:style-name="ce20" office:value-type="string" calcext:value-type="string">
            <text:p><text:span text:style-name="T1">D</text:span></text:p>
          </table:table-cell>
          <table:covered-table-cell table:style-name="ce45"/>
          <table:covered-table-cell table:number-columns-repeated="2" table:style-name="ce48"/>
          <table:table-cell table:number-columns-repeated="16378"/>
        </table:table-row>
        <table:table-row table:style-name="ro2">
          <table:table-cell table:style-name="ce30" office:value-type="string" calcext:value-type="string" table:number-columns-spanned="2" table:number-rows-spanned="1">
            <text:p><text:span text:style-name="T2">Hardver</text:span></text:p>
          </table:table-cell>
          <table:covered-table-cell table:style-name="ce15"/>
          <table:table-cell table:style-name="ce20" office:value-type="string" calcext:value-type="string">
            <text:p><text:span text:style-name="T1">H</text:span></text:p>
          </table:table-cell>
          <table:covered-table-cell table:style-name="ce45"/>
          <table:covered-table-cell table:number-columns-repeated="2" table:style-name="ce48"/>
          <table:table-cell table:number-columns-repeated="16378"/>
        </table:table-row>
        <table:table-row table:style-name="ro2">
          <table:table-cell table:style-name="ce30" office:value-type="string" calcext:value-type="string" table:number-columns-spanned="2" table:number-rows-spanned="1">
            <text:p><text:span text:style-name="T2">Dokumentacija Hardver</text:span></text:p>
          </table:table-cell>
          <table:covered-table-cell table:style-name="ce15"/>
          <table:table-cell table:style-name="ce20" office:value-type="string" calcext:value-type="string">
            <text:p><text:span text:style-name="T1">DH</text:span></text:p>
          </table:table-cell>
          <table:covered-table-cell table:style-name="ce45"/>
          <table:covered-table-cell table:number-columns-repeated="2" table:style-name="ce48"/>
          <table:table-cell table:number-columns-repeated="16378"/>
        </table:table-row>
        <table:table-row table:style-name="ro2">
          <table:table-cell table:style-name="ce30" office:value-type="string" calcext:value-type="string" table:number-columns-spanned="2" table:number-rows-spanned="1">
            <text:p><text:span text:style-name="T2">Softver</text:span></text:p>
          </table:table-cell>
          <table:covered-table-cell table:style-name="ce15"/>
          <table:table-cell table:style-name="ce20" office:value-type="string" calcext:value-type="string">
            <text:p><text:span text:style-name="T1">S</text:span></text:p>
          </table:table-cell>
          <table:covered-table-cell table:style-name="ce45"/>
          <table:covered-table-cell table:number-columns-repeated="2" table:style-name="ce48"/>
          <table:table-cell table:number-columns-repeated="16378"/>
        </table:table-row>
        <table:table-row table:style-name="ro2">
          <table:table-cell table:style-name="ce30" office:value-type="string" calcext:value-type="string" table:number-columns-spanned="2" table:number-rows-spanned="1">
            <text:p><text:span text:style-name="T2">Dokumentacija Softver</text:span></text:p>
          </table:table-cell>
          <table:covered-table-cell table:style-name="ce15"/>
          <table:table-cell table:style-name="ce20" office:value-type="string" calcext:value-type="string">
            <text:p><text:span text:style-name="T1">DS</text:span></text:p>
          </table:table-cell>
          <table:covered-table-cell table:style-name="ce45"/>
          <table:covered-table-cell table:number-columns-repeated="2" table:style-name="ce48"/>
          <table:table-cell table:number-columns-repeated="16378"/>
        </table:table-row>
        <table:table-row table:style-name="ro4" table:number-rows-repeated="104854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>
      <number:number number:decimal-places="0" number:min-decimal-places="0" number:min-integer-digits="1"/>
      <number:text>.</number:text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 style:data-style-name="N2" text:time-value="16:30:53.4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oris Dugic</meta:initial-creator>
    <meta:creation-date>2023-08-05T14:17:01</meta:creation-date>
    <dc:date>2023-08-05T16:35:32.717000000</dc:date>
    <meta:generator>LibreOffice/7.5.5.2$Windows_X86_64 LibreOffice_project/ca8fe7424262805f223b9a2334bc7181abbcbf5e</meta:generator>
    <meta:editing-duration>PT12M17S</meta:editing-duration>
    <meta:editing-cycles>3</meta:editing-cycles>
    <meta:document-statistic meta:table-count="1" meta:cell-count="90" meta:object-count="0"/>
    <meta:user-defined meta:name="AppVersion">12.0000</meta:user-defined>
    <meta:user-defined meta:name="Created" meta:value-type="date">2023-02-06T00:00:00</meta:user-defined>
    <meta:user-defined meta:name="Creator">Microsoft® Word for Microsoft 365</meta:user-defined>
    <meta:user-defined meta:name="LastSaved" meta:value-type="date">2023-08-05T00:00:00</meta:user-defined>
    <meta:user-defined meta:name="Producer" meta:value-type="string">Microsoft® Word for Microsoft 365</meta:user-defined>
  </office:meta>
</office:document-meta>
</file>